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Hack1" svg:font-family="Hack" style:font-adornments="Bold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Zurich BT2" svg:font-family="'Zurich BT'" style:font-pitch="variable"/>
    <style:font-face style:name="Zurich BT" svg:font-family="'Zurich BT'" style:font-adornments="Bold" style:font-pitch="variable"/>
    <style:font-face style:name="Zurich BT1" svg:font-family="'Zurich BT'" style:font-adornments="Roman" style:font-pitch="variable"/>
    <style:font-face style:name="Zurich Lt BT" svg:font-family="'Zurich Lt BT'" style:font-pitch="variable"/>
    <style:font-face style:name="Zurich Lt BT1" svg:font-family="'Zurich Lt BT'" style:font-adornments="Light" style:font-pitch="variable"/>
    <style:font-face style:name="Zurich Lt BT2" svg:font-family="'Zurich Lt BT'" style:font-adornments="Light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0mm" table:align="margins" style:shadow="none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fo:background-color="#dddddd" fo:padding="0.97mm" fo:border="none">
        <style:background-image/>
      </style:table-cell-properties>
    </style:style>
    <style:style style:name="Table2" style:family="table">
      <style:table-properties style:width="170mm" table:align="margins" style:shadow="none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background-color="#dddddd" fo:padding="0.97mm" fo:border="none">
        <style:background-image/>
      </style:table-cell-properties>
    </style:style>
    <style:style style:name="Table3" style:family="table">
      <style:table-properties style:width="170mm" table:align="margins" style:shadow="none"/>
    </style:style>
    <style:style style:name="Table3.A" style:family="table-column">
      <style:table-column-properties style:column-width="170mm" style:rel-column-width="65535*"/>
    </style:style>
    <style:style style:name="Table3.A1" style:family="table-cell">
      <style:table-cell-properties fo:background-color="#dddddd" fo:padding="0.97mm" fo:border="none">
        <style:background-image/>
      </style:table-cell-properties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75.99mm" style:rel-column-width="4308*"/>
    </style:style>
    <style:style style:name="Table4.B" style:family="table-column">
      <style:table-column-properties style:column-width="94.02mm" style:rel-column-width="5330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75.99mm" style:rel-column-width="4308*"/>
    </style:style>
    <style:style style:name="Table5.B" style:family="table-column">
      <style:table-column-properties style:column-width="94.02mm" style:rel-column-width="533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P1" style:family="paragraph" style:parent-style-name="Text_20_body">
      <style:text-properties officeooo:rsid="00066d84" officeooo:paragraph-rsid="00066d84"/>
    </style:style>
    <style:style style:name="P2" style:family="paragraph" style:parent-style-name="Text_20_body">
      <style:text-properties style:font-name="Zurich Lt BT" fo:font-size="10pt" officeooo:rsid="0007054b" officeooo:paragraph-rsid="00066d84" style:font-size-asian="10pt" style:font-size-complex="10pt"/>
    </style:style>
    <style:style style:name="P3" style:family="paragraph" style:parent-style-name="Subtitle">
      <style:text-properties officeooo:paragraph-rsid="00066d84"/>
    </style:style>
    <style:style style:name="P4" style:family="paragraph" style:parent-style-name="Subtitle">
      <style:text-properties officeooo:rsid="00066d84" officeooo:paragraph-rsid="00066d84"/>
    </style:style>
    <style:style style:name="P5" style:family="paragraph" style:parent-style-name="Text_20_body">
      <style:paragraph-properties fo:margin-top="0mm" fo:margin-bottom="0mm" loext:contextual-spacing="false"/>
      <style:text-properties officeooo:rsid="00091b46" officeooo:paragraph-rsid="00091b46"/>
    </style:style>
    <style:style style:name="P6" style:family="paragraph" style:parent-style-name="Standard">
      <style:text-properties officeooo:rsid="00b0e4e7" officeooo:paragraph-rsid="00cee736"/>
    </style:style>
    <style:style style:name="P7" style:family="paragraph" style:parent-style-name="Standard">
      <style:text-properties officeooo:rsid="00b0e4e7" officeooo:paragraph-rsid="00cff8b5"/>
    </style:style>
    <style:style style:name="P8" style:family="paragraph" style:parent-style-name="Text_20_body">
      <style:paragraph-properties fo:margin-top="0mm" fo:margin-bottom="0mm" loext:contextual-spacing="false"/>
      <style:text-properties style:font-name="Zurich BT2" fo:font-weight="bold" officeooo:rsid="00091b46" officeooo:paragraph-rsid="000e8ca5" style:font-weight-asian="bold" style:font-weight-complex="bold"/>
    </style:style>
    <style:style style:name="P9" style:family="paragraph" style:parent-style-name="Text_20_body">
      <style:paragraph-properties fo:margin-top="0mm" fo:margin-bottom="0mm" loext:contextual-spacing="false" fo:line-height="120%"/>
      <style:text-properties style:font-name="Zurich Lt BT" fo:font-size="12pt" officeooo:rsid="0030628e" officeooo:paragraph-rsid="0030628e" style:font-size-asian="10pt" style:font-size-complex="10pt"/>
    </style:style>
    <style:style style:name="P10" style:family="paragraph" style:parent-style-name="Text_20_body">
      <style:paragraph-properties fo:margin-top="0mm" fo:margin-bottom="0mm" loext:contextual-spacing="false" fo:line-height="120%"/>
      <style:text-properties officeooo:paragraph-rsid="000e8ca5"/>
    </style:style>
    <style:style style:name="P11" style:family="paragraph" style:parent-style-name="Text_20_body">
      <style:paragraph-properties fo:margin-top="0mm" fo:margin-bottom="0mm" loext:contextual-spacing="false"/>
      <style:text-properties officeooo:rsid="00091b46" officeooo:paragraph-rsid="00091b46"/>
    </style:style>
    <style:style style:name="P12" style:family="paragraph" style:parent-style-name="Text_20_body">
      <style:paragraph-properties fo:margin-top="0mm" fo:margin-bottom="0mm" loext:contextual-spacing="false"/>
      <style:text-properties style:font-name="Hack" officeooo:rsid="005ac271" officeooo:paragraph-rsid="005ac271"/>
    </style:style>
    <style:style style:name="P13" style:family="paragraph" style:parent-style-name="Text_20_body">
      <style:paragraph-properties fo:margin-top="0mm" fo:margin-bottom="0mm" loext:contextual-spacing="false"/>
      <style:text-properties style:font-name="Hack" fo:font-size="12pt" officeooo:rsid="005ac271" officeooo:paragraph-rsid="005ac271" style:font-size-asian="10pt" style:font-size-complex="10pt"/>
    </style:style>
    <style:style style:name="P14" style:family="paragraph" style:parent-style-name="Text_20_body">
      <style:paragraph-properties fo:margin-top="0mm" fo:margin-bottom="0mm" loext:contextual-spacing="false"/>
      <style:text-properties style:font-name="Hack" fo:font-size="12pt" fo:font-weight="normal" officeooo:rsid="00872141" officeooo:paragraph-rsid="00872141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mm" fo:margin-bottom="0mm" loext:contextual-spacing="false" fo:line-height="120%" fo:break-before="page"/>
      <style:text-properties officeooo:paragraph-rsid="000e8ca5"/>
    </style:style>
    <style:style style:name="P16" style:family="paragraph" style:parent-style-name="Text_20_body">
      <style:text-properties officeooo:paragraph-rsid="00066d84"/>
    </style:style>
    <style:style style:name="P17" style:family="paragraph" style:parent-style-name="Text_20_body">
      <style:text-properties officeooo:rsid="00066d84" officeooo:paragraph-rsid="00066d84"/>
    </style:style>
    <style:style style:name="P18" style:family="paragraph" style:parent-style-name="Text_20_body" style:list-style-name="L1">
      <style:text-properties officeooo:paragraph-rsid="0038810e"/>
    </style:style>
    <style:style style:name="P19" style:family="paragraph" style:parent-style-name="Text_20_body" style:list-style-name="L1">
      <style:text-properties officeooo:rsid="00349612" officeooo:paragraph-rsid="0039901a"/>
    </style:style>
    <style:style style:name="P20" style:family="paragraph" style:parent-style-name="Text_20_body" style:list-style-name="L1">
      <style:text-properties officeooo:rsid="0035c2b0" officeooo:paragraph-rsid="003b1851"/>
    </style:style>
    <style:style style:name="P21" style:family="paragraph" style:parent-style-name="Text_20_body" style:list-style-name="L1">
      <style:text-properties officeooo:rsid="0038810e" officeooo:paragraph-rsid="0038810e"/>
    </style:style>
    <style:style style:name="P22" style:family="paragraph" style:parent-style-name="Text_20_body" style:list-style-name="L1">
      <style:text-properties officeooo:rsid="0039901a" officeooo:paragraph-rsid="0039901a"/>
    </style:style>
    <style:style style:name="P23" style:family="paragraph" style:parent-style-name="Text_20_body">
      <style:text-properties officeooo:rsid="003b1851" officeooo:paragraph-rsid="003b1851"/>
    </style:style>
    <style:style style:name="P24" style:family="paragraph" style:parent-style-name="Text_20_body">
      <style:text-properties officeooo:rsid="00405c5e" officeooo:paragraph-rsid="004c11f8"/>
    </style:style>
    <style:style style:name="P25" style:family="paragraph" style:parent-style-name="Text_20_body">
      <style:text-properties officeooo:rsid="004e3bc0" officeooo:paragraph-rsid="004e3bc0"/>
    </style:style>
    <style:style style:name="P26" style:family="paragraph" style:parent-style-name="Text_20_body">
      <style:text-properties officeooo:rsid="0051a287" officeooo:paragraph-rsid="0051a287"/>
    </style:style>
    <style:style style:name="P27" style:family="paragraph" style:parent-style-name="Text_20_body">
      <style:text-properties officeooo:rsid="0051a287" officeooo:paragraph-rsid="0054bde2"/>
    </style:style>
    <style:style style:name="P28" style:family="paragraph" style:parent-style-name="Text_20_body">
      <style:text-properties officeooo:rsid="0056af84" officeooo:paragraph-rsid="0056af84"/>
    </style:style>
    <style:style style:name="P29" style:family="paragraph" style:parent-style-name="Text_20_body">
      <style:text-properties officeooo:rsid="00110e65" officeooo:paragraph-rsid="005ac271"/>
    </style:style>
    <style:style style:name="P30" style:family="paragraph" style:parent-style-name="Text_20_body">
      <style:text-properties officeooo:rsid="00110e65" officeooo:paragraph-rsid="00872141"/>
    </style:style>
    <style:style style:name="P31" style:family="paragraph" style:parent-style-name="Text_20_body">
      <style:text-properties officeooo:rsid="00110e65" officeooo:paragraph-rsid="00b413ef"/>
    </style:style>
    <style:style style:name="P32" style:family="paragraph" style:parent-style-name="Text_20_body" style:list-style-name="L2">
      <style:text-properties officeooo:rsid="0066f0bc" officeooo:paragraph-rsid="0066f0bc"/>
    </style:style>
    <style:style style:name="P33" style:family="paragraph" style:parent-style-name="Text_20_body" style:list-style-name="L2">
      <style:text-properties officeooo:paragraph-rsid="0066f0bc"/>
    </style:style>
    <style:style style:name="P34" style:family="paragraph" style:parent-style-name="Text_20_body">
      <style:text-properties officeooo:rsid="006a6927" officeooo:paragraph-rsid="006bb1d0"/>
    </style:style>
    <style:style style:name="P35" style:family="paragraph" style:parent-style-name="Text_20_body">
      <style:text-properties officeooo:rsid="006d648e" officeooo:paragraph-rsid="006d648e"/>
    </style:style>
    <style:style style:name="P36" style:family="paragraph" style:parent-style-name="Text_20_body">
      <style:text-properties officeooo:rsid="00702f63" officeooo:paragraph-rsid="00702f63"/>
    </style:style>
    <style:style style:name="P37" style:family="paragraph" style:parent-style-name="Text_20_body" style:list-style-name="L4">
      <style:text-properties officeooo:rsid="007079ac" officeooo:paragraph-rsid="007079ac"/>
    </style:style>
    <style:style style:name="P38" style:family="paragraph" style:parent-style-name="Text_20_body">
      <style:text-properties officeooo:rsid="00731f93" officeooo:paragraph-rsid="00731f93"/>
    </style:style>
    <style:style style:name="P39" style:family="paragraph" style:parent-style-name="Text_20_body" style:list-style-name="L2">
      <style:text-properties officeooo:rsid="007a33e7" officeooo:paragraph-rsid="007a33e7"/>
    </style:style>
    <style:style style:name="P40" style:family="paragraph" style:parent-style-name="Text_20_body">
      <style:text-properties officeooo:rsid="007b2fa8" officeooo:paragraph-rsid="007b2fa8"/>
    </style:style>
    <style:style style:name="P41" style:family="paragraph" style:parent-style-name="Text_20_body">
      <style:text-properties officeooo:rsid="007c73a2" officeooo:paragraph-rsid="007c73a2"/>
    </style:style>
    <style:style style:name="P42" style:family="paragraph" style:parent-style-name="Text_20_body">
      <style:text-properties officeooo:rsid="007eac22" officeooo:paragraph-rsid="007eac22"/>
    </style:style>
    <style:style style:name="P43" style:family="paragraph" style:parent-style-name="Text_20_body">
      <style:text-properties officeooo:rsid="008a8b41" officeooo:paragraph-rsid="008a8b41"/>
    </style:style>
    <style:style style:name="P44" style:family="paragraph" style:parent-style-name="Text_20_body">
      <style:text-properties officeooo:rsid="008eb74f" officeooo:paragraph-rsid="008eb74f"/>
    </style:style>
    <style:style style:name="P45" style:family="paragraph" style:parent-style-name="Text_20_body">
      <style:text-properties officeooo:rsid="0097e896" officeooo:paragraph-rsid="0097e896"/>
    </style:style>
    <style:style style:name="P46" style:family="paragraph" style:parent-style-name="Text_20_body">
      <style:text-properties officeooo:rsid="009912d8" officeooo:paragraph-rsid="009912d8"/>
    </style:style>
    <style:style style:name="P47" style:family="paragraph" style:parent-style-name="Text_20_body">
      <style:text-properties officeooo:rsid="009c25fb" officeooo:paragraph-rsid="009c25fb"/>
    </style:style>
    <style:style style:name="P48" style:family="paragraph" style:parent-style-name="Text_20_body">
      <style:text-properties officeooo:rsid="00a08225" officeooo:paragraph-rsid="00a08225"/>
    </style:style>
    <style:style style:name="P49" style:family="paragraph" style:parent-style-name="Text_20_body">
      <style:text-properties officeooo:rsid="00a4a70b" officeooo:paragraph-rsid="00ab228f"/>
    </style:style>
    <style:style style:name="P50" style:family="paragraph" style:parent-style-name="Text_20_body">
      <style:text-properties officeooo:rsid="00a8fc86" officeooo:paragraph-rsid="00a8fc86"/>
    </style:style>
    <style:style style:name="P51" style:family="paragraph" style:parent-style-name="Text_20_body">
      <style:text-properties officeooo:rsid="00ae41cc" officeooo:paragraph-rsid="00ae41cc"/>
    </style:style>
    <style:style style:name="P52" style:family="paragraph" style:parent-style-name="Text_20_body">
      <style:text-properties officeooo:rsid="00b0e4e7" officeooo:paragraph-rsid="00b0e4e7"/>
    </style:style>
    <style:style style:name="P53" style:family="paragraph" style:parent-style-name="Text_20_body">
      <style:text-properties officeooo:rsid="00cfc294" officeooo:paragraph-rsid="00cfc294"/>
    </style:style>
    <style:style style:name="P54" style:family="paragraph" style:parent-style-name="Text_20_body">
      <style:text-properties officeooo:rsid="00cff8b5" officeooo:paragraph-rsid="00cff8b5"/>
    </style:style>
    <style:style style:name="P55" style:family="paragraph" style:parent-style-name="Subtitle">
      <style:text-properties officeooo:paragraph-rsid="00066d84"/>
    </style:style>
    <style:style style:name="P56" style:family="paragraph" style:parent-style-name="Heading_20_1" style:list-style-name="">
      <style:text-properties officeooo:paragraph-rsid="00a3500b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0a3500b" officeooo:paragraph-rsid="00a3500b"/>
    </style:style>
    <style:style style:name="P59" style:family="paragraph" style:parent-style-name="Heading_20_1">
      <style:paragraph-properties fo:break-before="page"/>
      <style:text-properties officeooo:paragraph-rsid="00a3500b"/>
    </style:style>
    <style:style style:name="P6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62" style:family="paragraph" style:parent-style-name="Footnote">
      <style:text-properties officeooo:rsid="00b60053" officeooo:paragraph-rsid="00b60053"/>
    </style:style>
    <style:style style:name="P63" style:family="paragraph" style:parent-style-name="Heading_20_4">
      <style:text-properties officeooo:rsid="004a50db" officeooo:paragraph-rsid="004a50db"/>
    </style:style>
    <style:style style:name="P64" style:family="paragraph" style:parent-style-name="Table_20_Contents">
      <style:paragraph-properties fo:line-height="115%"/>
      <style:text-properties style:font-name="Zurich Lt BT" fo:font-size="12pt" officeooo:rsid="00b8dd75" officeooo:paragraph-rsid="00b8dd75" style:font-size-asian="10pt" style:font-size-complex="10pt"/>
    </style:style>
    <style:style style:name="P65" style:family="paragraph" style:parent-style-name="Table_20_Contents">
      <style:paragraph-properties fo:line-height="115%"/>
      <style:text-properties style:font-name="Zurich Lt BT" fo:font-size="12pt" officeooo:rsid="00baea78" officeooo:paragraph-rsid="00baea78" style:font-size-asian="10pt" style:font-size-complex="10pt"/>
    </style:style>
    <style:style style:name="P66" style:family="paragraph" style:parent-style-name="Table_20_Contents">
      <style:paragraph-properties fo:line-height="115%"/>
      <style:text-properties style:font-name="Zurich Lt BT" fo:font-size="12pt" officeooo:rsid="00be0918" officeooo:paragraph-rsid="00be0918" style:font-size-asian="10pt" style:font-size-complex="10pt"/>
    </style:style>
    <style:style style:name="P67" style:family="paragraph" style:parent-style-name="Table_20_Contents">
      <style:paragraph-properties fo:line-height="115%"/>
      <style:text-properties style:font-name="Zurich Lt BT" fo:font-size="12pt" officeooo:rsid="00bf10fe" officeooo:paragraph-rsid="00bf10fe" style:font-size-asian="10pt" style:font-size-complex="10pt"/>
    </style:style>
    <style:style style:name="P68" style:family="paragraph" style:parent-style-name="Table_20_Contents">
      <style:paragraph-properties fo:line-height="115%"/>
      <style:text-properties style:font-name="Zurich Lt BT" fo:font-size="12pt" officeooo:rsid="00bf3b35" officeooo:paragraph-rsid="00bf3b35" style:font-size-asian="10pt" style:font-size-complex="10pt"/>
    </style:style>
    <style:style style:name="P69" style:family="paragraph" style:parent-style-name="Table_20_Contents">
      <style:paragraph-properties fo:line-height="115%"/>
      <style:text-properties style:font-name="Zurich Lt BT" fo:font-size="12pt" officeooo:rsid="00c199e2" officeooo:paragraph-rsid="00c199e2" style:font-size-asian="10pt" style:font-size-complex="10pt"/>
    </style:style>
    <style:style style:name="P70" style:family="paragraph" style:parent-style-name="Table_20_Contents">
      <style:paragraph-properties fo:line-height="115%"/>
      <style:text-properties style:font-name="Zurich Lt BT" fo:font-size="12pt" officeooo:rsid="00c47c0e" officeooo:paragraph-rsid="00c47c0e" style:font-size-asian="10pt" style:font-size-complex="10pt"/>
    </style:style>
    <style:style style:name="P71" style:family="paragraph" style:parent-style-name="Table_20_Contents">
      <style:paragraph-properties fo:line-height="115%"/>
      <style:text-properties style:font-name="Zurich Lt BT" fo:font-size="12pt" officeooo:rsid="00c6a26c" officeooo:paragraph-rsid="00c6a26c" style:font-size-asian="10pt" style:font-size-complex="10pt"/>
    </style:style>
    <style:style style:name="P72" style:family="paragraph" style:parent-style-name="Table_20_Contents">
      <style:paragraph-properties fo:line-height="115%"/>
      <style:text-properties style:font-name="Zurich Lt BT" fo:font-size="12pt" officeooo:rsid="00c6ee13" officeooo:paragraph-rsid="00c6ee13" style:font-size-asian="10pt" style:font-size-complex="10pt"/>
    </style:style>
    <style:style style:name="P73" style:family="paragraph" style:parent-style-name="Table_20_Contents">
      <style:paragraph-properties fo:line-height="115%"/>
      <style:text-properties style:font-name="Zurich Lt BT" fo:font-size="12pt" officeooo:rsid="00c80456" officeooo:paragraph-rsid="00c80456" style:font-size-asian="10pt" style:font-size-complex="10pt"/>
    </style:style>
    <style:style style:name="P74" style:family="paragraph" style:parent-style-name="Table_20_Contents">
      <style:paragraph-properties fo:line-height="115%"/>
      <style:text-properties style:font-name="Zurich Lt BT" fo:font-size="12pt" officeooo:rsid="00c80456" officeooo:paragraph-rsid="00cee736" style:font-size-asian="10pt" style:font-size-complex="10pt"/>
    </style:style>
    <style:style style:name="P75" style:family="paragraph" style:parent-style-name="Table_20_Contents">
      <style:paragraph-properties fo:line-height="115%"/>
      <style:text-properties style:font-name="Hack" fo:font-size="12pt" style:font-size-asian="10pt" style:font-size-complex="10pt"/>
    </style:style>
    <style:style style:name="P76" style:family="paragraph" style:parent-style-name="Table_20_Contents">
      <style:paragraph-properties fo:line-height="115%"/>
      <style:text-properties style:font-name="Hack" fo:font-size="12pt" officeooo:rsid="00c80456" officeooo:paragraph-rsid="00c80456" style:font-size-asian="10pt" style:font-size-complex="10pt"/>
    </style:style>
    <style:style style:name="P77" style:family="paragraph" style:parent-style-name="Table_20_Contents">
      <style:paragraph-properties fo:line-height="115%"/>
      <style:text-properties style:font-name="Hack" fo:font-size="12pt" officeooo:rsid="00c80456" officeooo:paragraph-rsid="00cee736" style:font-size-asian="10pt" style:font-size-complex="10pt"/>
    </style:style>
    <style:style style:name="P78" style:family="paragraph" style:parent-style-name="Table_20_Contents">
      <style:paragraph-properties fo:line-height="115%"/>
      <style:text-properties style:font-name="Hack" officeooo:paragraph-rsid="00baea78"/>
    </style:style>
    <style:style style:name="T1" style:family="text">
      <style:text-properties officeooo:rsid="00066d84"/>
    </style:style>
    <style:style style:name="T2" style:family="text">
      <style:text-properties style:font-name="Zurich BT2" fo:font-weight="bold" style:font-weight-asian="bold" style:font-weight-complex="bold"/>
    </style:style>
    <style:style style:name="T3" style:family="text">
      <style:text-properties officeooo:rsid="0009eadc"/>
    </style:style>
    <style:style style:name="T4" style:family="text">
      <style:text-properties officeooo:rsid="0032b22a"/>
    </style:style>
    <style:style style:name="T5" style:family="text">
      <style:text-properties officeooo:rsid="0035c2b0"/>
    </style:style>
    <style:style style:name="T6" style:family="text">
      <style:text-properties officeooo:rsid="0035f71b"/>
    </style:style>
    <style:style style:name="T7" style:family="text">
      <style:text-properties officeooo:rsid="003c3c58"/>
    </style:style>
    <style:style style:name="T8" style:family="text">
      <style:text-properties officeooo:rsid="004338c9"/>
    </style:style>
    <style:style style:name="T9" style:family="text">
      <style:text-properties officeooo:rsid="0047f058"/>
    </style:style>
    <style:style style:name="T10" style:family="text">
      <style:text-properties fo:color="#0070c0" style:font-name="Zurich BT2" fo:font-style="italic" fo:font-weight="bold" officeooo:rsid="004338c9" fo:background-color="#dddddd" loext:char-shading-value="0" style:font-style-asian="italic" style:font-weight-asian="bold" style:font-style-complex="italic" style:font-weight-complex="bold"/>
    </style:style>
    <style:style style:name="T11" style:family="text">
      <style:text-properties fo:color="#0070c0" style:font-name="Zurich BT2" fo:font-style="italic" fo:font-weight="bold" fo:background-color="#dddddd" loext:char-shading-value="0" style:font-style-asian="italic" style:font-weight-asian="bold" style:font-style-complex="italic" style:font-weight-complex="bold"/>
    </style:style>
    <style:style style:name="T12" style:family="text">
      <style:text-properties fo:color="#0070c0" style:font-name="Zurich BT2" fo:font-style="italic" fo:font-weight="bold" officeooo:rsid="004c11f8" fo:background-color="#dddddd" loext:char-shading-value="0" style:font-style-asian="italic" style:font-weight-asian="bold" style:font-style-complex="italic" style:font-weight-complex="bold"/>
    </style:style>
    <style:style style:name="T13" style:family="text">
      <style:text-properties fo:color="#0070c0" style:font-name="Zurich BT2" fo:font-style="italic" fo:font-weight="bold" officeooo:rsid="0052c46a" fo:background-color="#dddddd" loext:char-shading-value="0" style:font-style-asian="italic" style:font-weight-asian="bold" style:font-style-complex="italic" style:font-weight-complex="bold"/>
    </style:style>
    <style:style style:name="T14" style:family="text">
      <style:text-properties fo:color="#0070c0" style:font-name="Zurich BT2" fo:font-style="italic" fo:font-weight="bold" officeooo:rsid="00531ed2" fo:background-color="#dddddd" loext:char-shading-value="0" style:font-style-asian="italic" style:font-weight-asian="bold" style:font-style-complex="italic" style:font-weight-complex="bold"/>
    </style:style>
    <style:style style:name="T15" style:family="text">
      <style:text-properties fo:color="#0070c0" style:font-name="Zurich BT2" fo:font-style="italic" fo:font-weight="bold" officeooo:rsid="0054bde2" fo:background-color="#dddddd" loext:char-shading-value="0" style:font-style-asian="italic" style:font-weight-asian="bold" style:font-style-complex="italic" style:font-weight-complex="bold"/>
    </style:style>
    <style:style style:name="T16" style:family="text">
      <style:text-properties fo:color="#0070c0" style:font-name="Zurich BT2" fo:font-weight="bold" fo:background-color="#dddddd" loext:char-shading-value="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7f9597" style:font-style-asian="italic" style:font-style-complex="italic"/>
    </style:style>
    <style:style style:name="T19" style:family="text">
      <style:text-properties style:font-name="Zurich BT2" fo:font-weight="bold" style:font-weight-asian="bold" style:font-weight-complex="bold"/>
    </style:style>
    <style:style style:name="T20" style:family="text">
      <style:text-properties officeooo:rsid="0054bde2"/>
    </style:style>
    <style:style style:name="T21" style:family="text">
      <style:text-properties officeooo:rsid="0059599c"/>
    </style:style>
    <style:style style:name="T22" style:family="text">
      <style:text-properties officeooo:rsid="0066f0bc"/>
    </style:style>
    <style:style style:name="T23" style:family="text">
      <style:text-properties officeooo:rsid="006d9ed1"/>
    </style:style>
    <style:style style:name="T24" style:family="text">
      <style:text-properties officeooo:rsid="00751d0a"/>
    </style:style>
    <style:style style:name="T25" style:family="text">
      <style:text-properties officeooo:rsid="007c3646"/>
    </style:style>
    <style:style style:name="T26" style:family="text">
      <style:text-properties officeooo:rsid="007f9597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6346cc" style:font-style-asian="normal" style:font-style-complex="normal"/>
    </style:style>
    <style:style style:name="T29" style:family="text">
      <style:text-properties fo:font-style="normal" officeooo:rsid="0064ed56" style:font-style-asian="normal" style:font-style-complex="normal"/>
    </style:style>
    <style:style style:name="T30" style:family="text">
      <style:text-properties officeooo:rsid="00889b6a"/>
    </style:style>
    <style:style style:name="T31" style:family="text">
      <style:text-properties officeooo:rsid="008cd3a2"/>
    </style:style>
    <style:style style:name="T32" style:family="text">
      <style:text-properties officeooo:rsid="00980ce2"/>
    </style:style>
    <style:style style:name="T33" style:family="text">
      <style:text-properties officeooo:rsid="00a64f4b"/>
    </style:style>
    <style:style style:name="T34" style:family="text">
      <style:text-properties officeooo:rsid="00a6e2a1"/>
    </style:style>
    <style:style style:name="T35" style:family="text">
      <style:text-properties officeooo:rsid="00ab228f"/>
    </style:style>
    <style:style style:name="T36" style:family="text">
      <style:text-properties officeooo:rsid="00acabef"/>
    </style:style>
    <style:style style:name="T37" style:family="text">
      <style:text-properties officeooo:rsid="00b15c48"/>
    </style:style>
    <style:style style:name="T38" style:family="text">
      <style:text-properties officeooo:rsid="00b60053"/>
    </style:style>
    <style:style style:name="T39" style:family="text">
      <style:text-properties style:text-underline-style="none" officeooo:rsid="00b15c48"/>
    </style:style>
    <style:style style:name="T40" style:family="text">
      <style:text-properties officeooo:rsid="00b7b1df"/>
    </style:style>
    <style:style style:name="T41" style:family="text">
      <style:text-properties officeooo:rsid="00b98bcc"/>
    </style:style>
    <style:style style:name="T42" style:family="text">
      <style:text-properties officeooo:rsid="00baea78"/>
    </style:style>
    <style:style style:name="T43" style:family="text">
      <style:text-properties officeooo:rsid="00bcbe13"/>
    </style:style>
    <style:style style:name="T44" style:family="text">
      <style:text-properties officeooo:rsid="00bd2755"/>
    </style:style>
    <style:style style:name="T45" style:family="text">
      <style:text-properties officeooo:rsid="00bf10fe"/>
    </style:style>
    <style:style style:name="T46" style:family="text">
      <style:text-properties officeooo:rsid="00bf3b35"/>
    </style:style>
    <style:style style:name="T47" style:family="text">
      <style:text-properties officeooo:rsid="00bf988e"/>
    </style:style>
    <style:style style:name="T48" style:family="text">
      <style:text-properties officeooo:rsid="00c2c254"/>
    </style:style>
    <style:style style:name="T49" style:family="text">
      <style:text-properties officeooo:rsid="00c47c0e"/>
    </style:style>
    <style:style style:name="T50" style:family="text">
      <style:text-properties officeooo:rsid="00c603aa"/>
    </style:style>
    <style:style style:name="T51" style:family="text">
      <style:text-properties officeooo:rsid="00c6a26c"/>
    </style:style>
    <style:style style:name="T52" style:family="text">
      <style:text-properties officeooo:rsid="00c6ee13"/>
    </style:style>
    <style:style style:name="T53" style:family="text">
      <style:text-properties officeooo:rsid="00c7aa05"/>
    </style:style>
    <style:style style:name="T54" style:family="text">
      <style:text-properties officeooo:rsid="00cee736"/>
    </style:style>
    <style:style style:name="T55" style:family="text">
      <style:text-properties officeooo:rsid="00d1c0b9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ildung"/>
      </text:sequence-decls>
      <text:p text:style-name="Title"/>
      <text:p text:style-name="Title">Vom INTERLIS-Datenmodell zur QGIS-Fachschale</text:p>
      <text:p text:style-name="P3"><text:span text:style-name="T1">7. </text:span>Treffen der Schweizerischen QGIS-Anwender</text:p>
      <text:p text:style-name="Subtitle">15. Juni 2016 / Bern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<text:span text:style-name="T2">Version</text:span> </text:p>
      <text:p text:style-name="P5">0.1<text:tab/><text:span text:style-name="T3">30. April 2016<text:tab/><text:tab/></text:span>Initialfassung</text:p>
      <text:p text:style-name="P5"/>
      <text:p text:style-name="P5"/>
      <text:p text:style-name="P5"/>
      <text:p text:style-name="P8">Autoren</text:p>
      <text:p text:style-name="P9">Oliver Jeker, AGIS Service Center, Kanton Aargau</text:p>
      <text:p text:style-name="P10">Stefan Ziegler, Amt für Geoinformation, Kanton Solothurn <text:s/></text:p>
      <text:p text:style-name="P10"/>
      <text:p text:style-name="P15"/>
      <text:table-of-content text:style-name="Sect1" text:protected="true" text:name="Table of Contents1">
        <text:table-of-content-source text:outline-level="2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</text:p>
          </text:index-title>
          <text:p text:style-name="P60"><text:a xlink:type="simple" xlink:href="#__RefHeading___Toc185_2065869814" text:style-name="Index_20_Link" text:visited-style-name="Index_20_Link">1. <text:s text:c="2"/>Einleitung<text:tab/>3</text:a></text:p>
          <text:p text:style-name="P60"><text:a xlink:type="simple" xlink:href="#__RefHeading___Toc199_1381609037" text:style-name="Index_20_Link" text:visited-style-name="Index_20_Link">2. <text:s text:c="2"/>Voraussetzungen<text:tab/>4</text:a></text:p>
          <text:p text:style-name="P61"><text:a xlink:type="simple" xlink:href="#__RefHeading___Toc146_2065869814" text:style-name="Index_20_Link" text:visited-style-name="Index_20_Link">2.1. <text:s text:c="2"/>Programme<text:tab/>4</text:a></text:p>
          <text:p text:style-name="P61"><text:a xlink:type="simple" xlink:href="#__RefHeading___Toc148_2065869814" text:style-name="Index_20_Link" text:visited-style-name="Index_20_Link">2.2. <text:s text:c="2"/>Kenntnisse<text:tab/>4</text:a></text:p>
          <text:p text:style-name="P61"><text:a xlink:type="simple" xlink:href="#__RefHeading___Toc150_2065869814" text:style-name="Index_20_Link" text:visited-style-name="Index_20_Link">2.3. <text:s text:c="2"/>Einstellungen<text:tab/>4</text:a></text:p>
          <text:p text:style-name="P60"><text:a xlink:type="simple" xlink:href="#__RefHeading___Toc187_2065869814" text:style-name="Index_20_Link" text:visited-style-name="Index_20_Link">3. <text:s text:c="2"/></text:a><text:a xlink:type="simple" xlink:href="#__RefHeading___Toc187_2065869814" text:style-name="Index_20_Link" text:visited-style-name="Index_20_Link"><text:span text:style-name="T27">i</text:span></text:a><text:a xlink:type="simple" xlink:href="#__RefHeading___Toc187_2065869814" text:style-name="Index_20_Link" text:visited-style-name="Index_20_Link"><text:span text:style-name="T27">l</text:span></text:a><text:a xlink:type="simple" xlink:href="#__RefHeading___Toc187_2065869814" text:style-name="Index_20_Link" text:visited-style-name="Index_20_Link"><text:span text:style-name="T27">i2pg:</text:span></text:a><text:a xlink:type="simple" xlink:href="#__RefHeading___Toc187_2065869814" text:style-name="Index_20_Link" text:visited-style-name="Index_20_Link"> Daten importieren und exportieren<text:tab/>6</text:a></text:p>
          <text:p text:style-name="P61"><text:a xlink:type="simple" xlink:href="#__RefHeading___Toc189_2065869814" text:style-name="Index_20_Link" text:visited-style-name="Index_20_Link">3.1. <text:s text:c="2"/>Ziele<text:tab/>6</text:a></text:p>
          <text:p text:style-name="P61"><text:a xlink:type="simple" xlink:href="#__RefHeading___Toc191_2065869814" text:style-name="Index_20_Link" text:visited-style-name="Index_20_Link">3.2. <text:s text:c="2"/>ili2pg<text:tab/>6</text:a></text:p>
          <text:p text:style-name="P61"><text:a xlink:type="simple" xlink:href="#__RefHeading___Toc193_2065869814" text:style-name="Index_20_Link" text:visited-style-name="Index_20_Link">3.3. <text:s text:c="2"/>Programmoptionen<text:tab/>6</text:a></text:p>
          <text:p text:style-name="P61"><text:a xlink:type="simple" xlink:href="#__RefHeading___Toc195_2065869814" text:style-name="Index_20_Link" text:visited-style-name="Index_20_Link">3.4. <text:s text:c="2"/>Import Daten der amtlichen Vermessung<text:tab/>6</text:a></text:p>
        </text:index-body>
      </text:table-of-content>
      <text:h text:style-name="Heading_20_1" text:outline-level="1" text:is-list-header="true"><text:bookmark-start text:name="__RefHeading___Toc91_1381609037"/><text:bookmark-end text:name="__RefHeading___Toc91_1381609037"/></text:h>
      <text:p text:style-name="Text_20_body"/>
      <text:p text:style-name="Text_20_body"/>
      <text:h text:style-name="P58" text:outline-level="1"><text:bookmark-start text:name="__RefHeading___Toc185_2065869814"/>Einleitung<text:bookmark-end text:name="__RefHeading___Toc185_2065869814"/></text:h>
      <text:p text:style-name="P49"><text:span text:style-name="T17">QGIS</text:span> <text:span text:style-name="T35">und </text:span>seine Formularfunktionen bietet in Kombination mit <text:span text:style-name="T17">ili2pg</text:span> und <text:span text:style-name="T17">PostgreSQL/PostGIS</text:span> eine Plattform für die <text:span text:style-name="T33">einfache</text:span> Erstellung von sogenannten Fachschalen. Diese Fachschalen dienen hauptsächlich der Datenerfassung in einem speziellen Datenmodell. <text:span text:style-name="T34">Das konzeptionelle Datenmodell liegt häufig in der Modellierungssprache INTERLIS vor. </text:span></text:p>
      <text:p text:style-name="P50">Der Workshop zeigt <text:span text:style-name="T36">anhand eines kantonalen Nutzungsplanungs-Datenmodells </text:span>wie <text:span text:style-name="T36">die drei Programme sinnvoll für die Datenerfassung und den Datenexport kombiniert werden können.</text:span></text:p>
      <text:p text:style-name="P51">Als Datenreferenz dient die amtliche Vermessung im Bezugsrahmen LV95.</text:p>
      <text:p text:style-name="P50"/>
      <text:h text:style-name="P56" text:outline-level="1"/>
      <text:h text:style-name="P59" text:outline-level="1"><text:bookmark-start text:name="__RefHeading___Toc199_1381609037"/>Voraussetzungen<text:bookmark-end text:name="__RefHeading___Toc199_1381609037"/></text:h>
      <text:p text:style-name="P48">Das Funktionieren und Zusammenspielen der benötigten Programme ist unbedingt vor dem Workshop zu testen.</text:p>
      <text:h text:style-name="Heading_20_2" text:outline-level="2"><text:bookmark-start text:name="__RefHeading___Toc146_2065869814"/>Programme<text:bookmark-end text:name="__RefHeading___Toc146_2065869814"/></text:h>
      <text:list xml:id="list7665595471101315598" text:style-name="L1">
        <text:list-item>
          <text:p text:style-name="P18"><text:span text:style-name="T4">QGIS Master (nightly build):</text:span></text:p>
          <text:list>
            <text:list-item>
              <text:p text:style-name="P21"><text:a xlink:type="simple" xlink:href="https://www.qgis.org/en/site/forusers/alldownloads.html" text:style-name="Internet_20_link" text:visited-style-name="Visited_20_Internet_20_Link">https://www.qgis.org/en/site/forusers/alldownloads.html</text:a> </text:p>
            </text:list-item>
            <text:list-item>
              <text:p text:style-name="P18"><text:a xlink:type="simple" xlink:href="http://download.osgeo.org/osgeo4w/osgeo4w-setup-x86_64.exe" text:style-name="Internet_20_link" text:visited-style-name="Visited_20_Internet_20_Link"><text:span text:style-name="T4">http://download.osgeo.org/osgeo4w/osgeo4w-setup-x86_64.exe</text:span></text:a></text:p>
            </text:list-item>
          </text:list>
        </text:list-item>
        <text:list-item>
          <text:p text:style-name="P22">PostgreSQL:/PostGIS: <text:a xlink:type="simple" xlink:href="http://www.bostongis.com/PrinterFriendly.aspx?content_name=postgis_tut01" text:style-name="Internet_20_link" text:visited-style-name="Visited_20_Internet_20_Link">http://www.bostongis.com/PrinterFriendly.aspx?content_name=postgis_tut01</text:a> </text:p>
        </text:list-item>
        <text:list-item>
          <text:p text:style-name="P20">pg<text:span text:style-name="T6">A</text:span>dmin3: <text:a xlink:type="simple" xlink:href="http://www.pgadmin.org/" text:style-name="Internet_20_link" text:visited-style-name="Visited_20_Internet_20_Link">http://www.pgadmin.org/</text:a> </text:p>
        </text:list-item>
        <text:list-item>
          <text:p text:style-name="P22">Java: <text:a xlink:type="simple" xlink:href="https://java.com/en/download/" text:style-name="Internet_20_link" text:visited-style-name="Visited_20_Internet_20_Link">https://java.com/en/download/</text:a> </text:p>
        </text:list-item>
        <text:list-item>
          <text:p text:style-name="P19">ili2pg-3.0.3: <text:a xlink:type="simple" xlink:href="http://www.eisenhutinformatik.ch/interlis/ili2pg/" text:style-name="Internet_20_link" text:visited-style-name="Visited_20_Internet_20_Link"><text:span text:style-name="T5">http://www.eisenhutinformatik.ch/interlis/ili2pg/</text:span></text:a></text:p>
        </text:list-item>
      </text:list>
      <text:h text:style-name="Heading_20_2" text:outline-level="2"><text:bookmark-start text:name="__RefHeading___Toc148_2065869814"/>Kenntnisse<text:bookmark-end text:name="__RefHeading___Toc148_2065869814"/></text:h>
      <text:p text:style-name="P23">Es werden <text:span text:style-name="T7">gute </text:span>Kenntnisse in QGIS, PostgreSQL/PostGIS und INTERLIS vorausgesetzt.</text:p>
      <text:h text:style-name="Heading_20_2" text:outline-level="2"><text:bookmark-start text:name="__RefHeading___Toc150_2065869814"/>Einstellungen<text:bookmark-end text:name="__RefHeading___Toc150_2065869814"/></text:h>
      <text:h text:style-name="Heading_20_3" text:outline-level="3">QGIS</text:h>
      <text:h text:style-name="Heading_20_4" text:outline-level="4">Bezugsrahmen</text:h>
      <text:p text:style-name="P24">Sämtliche Daten liegen im Bezugsrahmen LV95 vor <text:span text:style-name="T9">oder werden in diesem Bezugsrahmen erfasst</text:span>. <text:span text:style-name="T8">Die KBS-Einstellungen in QGIS sind am sinnvollsten unter </text:span><text:span text:style-name="T10">Optionen &gt; KBS</text:span><text:span text:style-name="T8"> entsprechend vorzunehmen, damit jedes neue Projekt mit dem korrekten EPSG-Code (2056) gestartet wird. </text:span><text:span text:style-name="T12">‘Spontanreprojektion’ nicht einschalten</text:span><text:span text:style-name="T8"> ist zu wählen.</text:span></text:p>
      <text:h text:style-name="P63" text:outline-level="4">Darstellung</text:h>
      <text:p text:style-name="P25"><text:span text:style-name="T13">Optionen &gt; Darstellung &gt; </text:span><text:span text:style-name="T11">Geometrievereinfachung für neue Layer voreinstellen</text:span> ist <text:span text:style-name="T2">nicht</text:span> zu aktivieren.</text:p>
      <text:h text:style-name="Heading_20_4" text:outline-level="4"><text:soft-page-break/>Digitalisierung</text:h>
      <text:p text:style-name="P26"><text:span text:style-name="T14">Optionen &gt; Digitalisierung &gt; </text:span><text:span text:style-name="T11">Objektfang</text:span>: Sinnvolle Werte für <text:span text:style-name="T11">Fangtoleranzvorgabe</text:span> und <text:span text:style-name="T16">Suchradius für Stützpunktbearbeitung</text:span> sind zu wählen, z.B. 20 Pixel.</text:p>
      <text:h text:style-name="Heading_20_4" text:outline-level="4">Datenquellen</text:h>
      <text:p text:style-name="P27"><text:span text:style-name="T14">Optionen &gt; </text:span><text:span text:style-name="T15">Datenquellen</text:span><text:span text:style-name="T14"> &gt; </text:span><text:span text:style-name="T15">Datenquellenbehandlung</text:span>: <text:span text:style-name="T20">Die beiden Optionen </text:span><text:span text:style-name="T15">Ausdrücke wenn möglich serverseitig ausführen</text:span><text:span text:style-name="T20"> und </text:span><text:span text:style-name="T15">Evaluate default values</text:span><text:span text:style-name="T20"> sind zu aktivieren.</text:span></text:p>
      <text:h text:style-name="Heading_20_3" text:outline-level="3">PostgreSQL</text:h>
      <text:p text:style-name="P28">Ein Benutzer, <text:span text:style-name="T21">der Schemen und Tabellen erzeugen darf, muss vorhanden sein, z.B.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2">CREATE ROLE stefan LOGIN</text:p>
            <text:p text:style-name="P13"><text:s text:c="2"/>NOSUPERUSER INHERIT CREATEDB NOCREATEROLE NOREPLICATION;</text:p>
          </table:table-cell>
        </table:table-row>
      </table:table>
      <text:p text:style-name="P29"/>
      <text:h text:style-name="P57" text:outline-level="1"><text:bookmark-start text:name="__RefHeading___Toc187_2065869814"/><text:span text:style-name="T28">i</text:span><text:span text:style-name="T29">l</text:span><text:span text:style-name="T27">i2pg:</text:span> Daten importieren und exportieren<text:bookmark-end text:name="__RefHeading___Toc187_2065869814"/></text:h>
      <text:h text:style-name="Heading_20_2" text:outline-level="2"><text:bookmark-start text:name="__RefHeading___Toc189_2065869814"/>Ziele<text:bookmark-end text:name="__RefHeading___Toc189_2065869814"/></text:h>
      <text:list xml:id="list5815531208947862611" text:style-name="L2">
        <text:list-item>
          <text:p text:style-name="P33"><text:span text:style-name="T22">INTERLIS-Daten in die PostgreSQL-Datenbank importieren und exportieren</text:span></text:p>
        </text:list-item>
        <text:list-item>
          <text:p text:style-name="P32">Optionen von <text:span text:style-name="T17">ili2pg</text:span> kennenlernen</text:p>
        </text:list-item>
        <text:list-item>
          <text:p text:style-name="P39">O/R-Mapping (Abbildung INTERLIS → PostgreSQL)</text:p>
        </text:list-item>
      </text:list>
      <text:h text:style-name="Heading_20_2" text:outline-level="2"><text:bookmark-start text:name="__RefHeading___Toc191_2065869814"/>ili2pg<text:bookmark-end text:name="__RefHeading___Toc191_2065869814"/></text:h>
      <text:p text:style-name="P36">Gemäss Selbstdeklaration:</text:p>
      <text:list xml:id="list397925730290112662" text:style-name="L4">
        <text:list-item>
          <text:p text:style-name="P37">Translates INTERLIS 2 data model definitions to an PostGIS schema.</text:p>
        </text:list-item>
        <text:list-item>
          <text:p text:style-name="P37">Loads INTERLIS 2 data into an PostGIS database.</text:p>
        </text:list-item>
        <text:list-item>
          <text:p text:style-name="P37">Extracts INTERLIS 2 data from an PostGIS database.</text:p>
        </text:list-item>
      </text:list>
      <text:p text:style-name="P38">INTERLIS 1 (ITF) <text:span text:style-name="T24">wird ebenfalls unterstützt</text:span>. <text:span text:style-name="T24">INTERLIS/GML (eCH-0118 Version 1) kann nur exportiert werden.</text:span></text:p>
      <text:p text:style-name="P42"><text:span text:style-name="T17">Ili2pg</text:span> setzt Java 1.6 voraus. <text:span text:style-name="T26">Am einfachsten lässt sich </text:span><text:span text:style-name="T18">ili2pg</text:span><text:span text:style-name="T26"> via Terminal / Kommandozeile bedienen. Es steht zwar ein einfaches GUI zur Verfügung, jedoch sind damit nicht alle Optionen verwendbar.</text:span></text:p>
      <text:p text:style-name="P45">Die Dokumentation liegt in Form einer PDF-Datei der Software bei (docs/ili2pg.pdf).</text:p>
      <text:h text:style-name="Heading_20_2" text:outline-level="2"><text:bookmark-start text:name="__RefHeading___Toc193_2065869814"/>Programmoptionen<text:bookmark-end text:name="__RefHeading___Toc193_2065869814"/></text:h>
      <text:p text:style-name="P43">Um sämtliche Programmoptionen anzeigen zu <text:span text:style-name="T31">lassen, reicht folgender Befehl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T30">j</text:span>ava -jar ili2pg.jar --help</text:p>
          </table:table-cell>
        </table:table-row>
      </table:table>
      <text:p text:style-name="P30"/>
      <text:p text:style-name="P44">Es erscheint auf dem Bildschirm ein grosse Anzahl an Optionen, mit denen man das Programm auf vielfache Weise steuern kann. <text:span text:style-name="T32">Sämtliche Optionen werden in der Software-Dokumentation beschrieben.</text:span></text:p>
      <text:p text:style-name="P46">Im Verlauf des Workshops werden wir viele der Optionen kennen lernen und verwenden.</text:p>
      <text:h text:style-name="Heading_20_2" text:outline-level="2"><text:bookmark-start text:name="__RefHeading___Toc195_2065869814"/><text:soft-page-break/>Import Daten der amtlichen Vermessung<text:bookmark-end text:name="__RefHeading___Toc195_2065869814"/></text:h>
      <text:p text:style-name="P52">Als Referenz für die Erfassung der Ortsplanung <text:span text:style-name="T37">dient die amtliche Vermessung. Die Daten der Gemeinde liegen im Bundesmodell (DM01AVCH24LV95D</text:span><text:span text:style-name="T39"><text:note text:id="ftn0" text:note-class="footnote"><text:note-citation>1</text:note-citation><text:note-body><text:p text:style-name="P62">http://models.geo.admin.ch/V_D/DM.01-AV-CH_LV95_24d_ili1.ili</text:p></text:note-body></text:note></text:span><text:span text:style-name="T37">) im </text:span><text:span text:style-name="T39">Bezugsrahmen</text:span><text:span text:style-name="T37"> LV95 vor und können mit folgendem Befehl in die Datenbank importiert werden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8"><text:span text:style-name="T30">j</text:span>ava -jar ili2pg.jar <text:span text:style-name="T38">--dbhost localhost --dbport 5432 --dbdatabase xanadu2 --dbusr stefan --dbpwd ziegler12 --nameByTopic --sqlEnableNull --createFkIdx --createGeomIdx --defaultSrsAuth EPSG --defaultSrsCode 2056 --modeldir http://models.geo.admin.ch --models DM01AVCH24LV95D --dbschema av_2495 --import daten/av/ch_249500_lv95.itf</text:span></text:p>
          </table:table-cell>
        </table:table-row>
      </table:table>
      <text:p text:style-name="P3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5">--<text:span text:style-name="T40">dbhost</text:span></text:p>
            <text:p text:style-name="P75">--<text:span text:style-name="T40">dbport</text:span></text:p>
            <text:p text:style-name="P75">--<text:span text:style-name="T40">dbdatabase</text:span></text:p>
            <text:p text:style-name="P75">--<text:span text:style-name="T40">dbusr </text:span></text:p>
            <text:p text:style-name="P75">--<text:span text:style-name="T40">dbpwd</text:span></text:p>
          </table:table-cell>
          <table:table-cell table:style-name="Table4.B1" office:value-type="string">
            <text:p text:style-name="P64">Datenbankverbindungsparameter. <text:span text:style-name="T41">Host und Port haben Standardwerten („localhost“ und „5432“) und müssen nicht explizit angegeben werden.</text:span></text:p>
          </table:table-cell>
        </table:table-row>
        <table:table-row>
          <table:table-cell table:style-name="Table4.A2" office:value-type="string">
            <text:p text:style-name="P75">--<text:span text:style-name="T42">nameByTopic</text:span></text:p>
          </table:table-cell>
          <table:table-cell table:style-name="Table4.B2" office:value-type="string">
            <text:p text:style-name="P65"><text:span text:style-name="T43">Für die Tabellennamen werden die qualifizierten INTERLIS-Klassennamen (Topic.Class) verwendet und in gültigte Datenbanknamen (Topic_Class) umgewandelt.</text:span> </text:p>
          </table:table-cell>
        </table:table-row>
        <table:table-row>
          <table:table-cell table:style-name="Table4.A2" office:value-type="string">
            <text:p text:style-name="P75">--<text:span text:style-name="T44">sqlEnableNull</text:span></text:p>
          </table:table-cell>
          <table:table-cell table:style-name="Table4.B2" office:value-type="string">
            <text:p text:style-name="P66">Erstellt keine „NOT NULL“-Anweisungen bei obligatorischen INTERLIS-Attributen.</text:p>
          </table:table-cell>
        </table:table-row>
        <table:table-row>
          <table:table-cell table:style-name="Table4.A2" office:value-type="string">
            <text:p text:style-name="P75">--<text:span text:style-name="T45">createFkIdx</text:span></text:p>
          </table:table-cell>
          <table:table-cell table:style-name="Table4.B2" office:value-type="string">
            <text:p text:style-name="P67">Erstellt für jede Fremdschlüsselspalte einen Index.</text:p>
          </table:table-cell>
        </table:table-row>
        <table:table-row>
          <table:table-cell table:style-name="Table4.A2" office:value-type="string">
            <text:p text:style-name="P75">--<text:span text:style-name="T46">createGeomIdx</text:span></text:p>
          </table:table-cell>
          <table:table-cell table:style-name="Table4.B2" office:value-type="string">
            <text:p text:style-name="P68">Erstellt für Geometriespalten in der Datenbank einen räumlichen Index.</text:p>
          </table:table-cell>
        </table:table-row>
        <table:table-row>
          <table:table-cell table:style-name="Table4.A2" office:value-type="string">
            <text:p text:style-name="P75">--<text:span text:style-name="T47">defaultSrsAuth</text:span></text:p>
            <text:p text:style-name="P75">--<text:span text:style-name="T47">defaultSrsCode</text:span></text:p>
          </table:table-cell>
          <table:table-cell table:style-name="Table4.B2" office:value-type="string">
            <text:p text:style-name="P69">SRS-Authority und -Code. Standardmässig sind „EPSG“ und „21781“ (LV03). Achtung: Es findet keine Projekt<text:span text:style-name="T48">ion</text:span> oder Transformation statt. <text:span text:style-name="T48">Einzig die Tabellen und die einzelnen Geometrien erhalten die korrekte Metainformation.</text:span> </text:p>
          </table:table-cell>
        </table:table-row>
        <table:table-row>
          <table:table-cell table:style-name="Table4.A2" office:value-type="string">
            <text:p text:style-name="P75">--<text:span text:style-name="T49">modeldir</text:span></text:p>
          </table:table-cell>
          <table:table-cell table:style-name="Table4.B2" office:value-type="string">
            <text:p text:style-name="P70">Verzeichnis mit den INTERLIS-Modellen. Verschiedene Verzeichnisse können mit Semikolon getrennt werden (<text:span text:style-name="T50">innerhalb von</text:span> Anführungs<text:span text:style-name="T50">zeichen</text:span>).</text:p>
          </table:table-cell>
        </table:table-row>
        <table:table-row>
          <table:table-cell table:style-name="Table4.A2" office:value-type="string">
            <text:p text:style-name="P75">--<text:span text:style-name="T51">models</text:span></text:p>
          </table:table-cell>
          <table:table-cell table:style-name="Table4.B2" office:value-type="string">
            <text:p text:style-name="P71">Das Datenmodell des zu importierenden Datensatzes.</text:p>
          </table:table-cell>
        </table:table-row>
        <table:table-row>
          <table:table-cell table:style-name="Table4.A2" office:value-type="string">
            <text:p text:style-name="P75">--<text:span text:style-name="T52">dbschema</text:span></text:p>
          </table:table-cell>
          <table:table-cell table:style-name="Table4.B2" office:value-type="string">
            <text:p text:style-name="P72">Der Namen des zu erzeugenden Schemas in <text:soft-page-break/>dem alle Tabellen erzeugt werden.</text:p>
          </table:table-cell>
        </table:table-row>
        <table:table-row>
          <table:table-cell table:style-name="Table4.A2" office:value-type="string">
            <text:p text:style-name="P75">--<text:span text:style-name="T53">import</text:span></text:p>
          </table:table-cell>
          <table:table-cell table:style-name="Table4.B2" office:value-type="string">
            <text:p text:style-name="P73">Daten werden importiert.</text:p>
          </table:table-cell>
        </table:table-row>
        <table:table-row>
          <table:table-cell table:style-name="Table4.A2" office:value-type="string">
            <text:p text:style-name="P76">daten/av/ch_249500_lv95.itf</text:p>
          </table:table-cell>
          <table:table-cell table:style-name="Table4.B2" office:value-type="string">
            <text:p text:style-name="P73">Pfad zum Datensatz, der importiert werden soll.</text:p>
          </table:table-cell>
        </table:table-row>
      </table:table>
      <text:p text:style-name="P7"/>
      <text:p text:style-name="P54">Nicht verwendete Optionen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7">--<text:span text:style-name="T55">createscript</text:span></text:p>
          </table:table-cell>
          <table:table-cell table:style-name="Table5.B1" office:value-type="string">
            <text:p text:style-name="P74"/>
          </table:table-cell>
        </table:table-row>
      </table:table>
      <text:p text:style-name="P6"/>
      <text:p text:style-name="P53">Einige weitere interessante Optionen werden in den folgenden Beispielen verwendet und hier nicht aufgeführt.</text:p>
      <text:p text:style-name="P44"/>
      <text:p text:style-name="P36"/>
      <text:p text:style-name="P34"/>
      <text:p text:style-name="P34"/>
      <text:p text:style-name="P34"/>
      <text:p text:style-name="P34"/>
      <text:p text:style-name="P40">O/r-mapping smart… <text:span text:style-name="T25">geometrien… eigene geoemtrien… structure...</text:span></text:p>
      <text:p text:style-name="P34"/>
      <text:p text:style-name="P34"/>
      <text:p text:style-name="P35">ili2gpkg… <text:span text:style-name="T23">nicht vergessen. Zusammenspiel mit QGIs noch nicht ganz so toll. Kurven ganz neu, langsam attribut (von ogr gemachte sind schnell), geoemtrielose tabellen.</text:span></text:p>
      <text:p text:style-name="P35"/>
      <text:p text:style-name="P41">Daten direkt im Modell erfassen.</text:p>
      <text:p text:style-name="P41"/>
      <text:p text:style-name="P47">Links: whitepaper, ili2pg-workshop, blog einträge.</text:p>
      <text:p text:style-name="P1"/>
      <text:p text:style-name="P1"/>
      <text:p text:style-name="P3"/>
      <text:p text:style-name="P16"/>
      <text:p text:style-name="P3"><text:soft-page-break/></text:p>
      <text:p text:style-name="P3"/>
      <text:p text:style-name="P3"/>
      <text:p text:style-name="P3"/>
      <text:p text:style-name="P3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Hack1" svg:font-family="Hack" style:font-adornments="Bold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Zurich BT2" svg:font-family="'Zurich BT'" style:font-pitch="variable"/>
    <style:font-face style:name="Zurich BT" svg:font-family="'Zurich BT'" style:font-adornments="Bold" style:font-pitch="variable"/>
    <style:font-face style:name="Zurich BT1" svg:font-family="'Zurich BT'" style:font-adornments="Roman" style:font-pitch="variable"/>
    <style:font-face style:name="Zurich Lt BT" svg:font-family="'Zurich Lt BT'" style:font-pitch="variable"/>
    <style:font-face style:name="Zurich Lt BT1" svg:font-family="'Zurich Lt BT'" style:font-adornments="Light" style:font-pitch="variable"/>
    <style:font-face style:name="Zurich Lt BT2" svg:font-family="'Zurich Lt BT'" style:font-adornments="Light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40%"/>
      <style:text-properties style:font-name="Zurich Lt BT" fo:font-family="'Zurich Lt BT'" style:font-pitch="variable" fo:font-size="12pt" officeooo:rsid="0007054b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70c0" style:font-name="Zurich BT" fo:font-family="'Zurich BT'" style:font-style-name="Bold" style:font-pitch="variabl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style:font-name="Zurich BT1" fo:font-family="'Zurich BT'" style:font-style-name="Roman" style:font-pitch="variable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style:font-name="Zurich BT" fo:font-family="'Zurich BT'" style:font-style-name="Bold" style:font-pitch="variable" fo:font-size="14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4.23mm" fo:margin-bottom="2.12mm" loext:contextual-spacing="false" fo:text-indent="0mm" style:auto-text-indent="false" style:page-number="auto"/>
      <style:text-properties style:font-name="Zurich BT" fo:font-family="'Zurich BT'" style:font-style-name="Bold" style:font-pitch="variable" fo:font-size="14pt" fo:font-weight="bold" style:font-size-asian="130%" style:font-weight-asian="bold" style:font-size-complex="130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style:font-name="Zurich BT" fo:font-family="'Zurich BT'" style:font-style-name="Bold" style:font-pitch="variable" fo:font-size="14pt" fo:font-weight="bold" style:font-size-asian="101%" style:font-weight-asian="bold" style:font-size-complex="101%" style:font-weight-complex="600"/>
    </style:style>
    <style:style style:name="Contents_20_Heading" style:display-name="Contents Heading" style:family="paragraph" style:parent-style-name="Heading" style:class="index" style:master-page-name="">
      <style:paragraph-properties fo:margin-left="0mm" fo:margin-right="0mm" fo:text-indent="0mm" style:auto-text-indent="false" style:page-number="auto" text:number-lines="false" text:line-number="0"/>
      <style:text-properties style:font-name="Zurich BT" fo:font-family="'Zurich BT'" style:font-style-name="Bold" style:font-pitch="variable" fo:font-size="1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loext:graphic-properties draw:fill-image-width="0mm" draw:fill-image-height="0mm"/>
      <style:paragraph-properties fo:margin-left="0mm" fo:margin-right="0mm" fo:margin-top="0mm" fo:margin-bottom="0mm" loext:contextual-spacing="false" fo:line-height="140%" fo:text-indent="0mm" style:auto-text-indent="false" style:page-number="auto" style:shadow="none">
        <style:tab-stops>
          <style:tab-stop style:position="170mm" style:type="right" style:leader-style="dotted" style:leader-text="."/>
        </style:tab-stops>
      </style:paragraph-properties>
      <style:text-properties style:font-name="Zurich BT" fo:font-family="'Zurich BT'" style:font-style-name="Bold" style:font-pitch="variable" fo:font-size="12pt" fo:font-weight="bold" fo:background-color="transparent"/>
    </style:style>
    <style:style style:name="Contents_20_2" style:display-name="Contents 2" style:family="paragraph" style:parent-style-name="Index" style:class="index">
      <style:paragraph-properties fo:margin-left="4.99mm" fo:margin-right="0mm" fo:line-height="140%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Zurich Lt BT1" fo:font-family="'Zurich Lt BT'" style:font-style-name="Light" style:font-pitch="variable" fo:font-size="12pt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style:font-name="Zurich Lt BT1" fo:font-family="'Zurich Lt BT'" style:font-style-name="Light" style:font-pitch="variable" fo:font-size="12pt"/>
    </style:style>
    <style:style style:name="Abbildung" style:family="paragraph" style:parent-style-name="Caption">
      <style:text-properties style:font-name="Zurich Lt BT2" fo:font-family="'Zurich Lt BT'" style:font-style-name="Light Italic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style:font-name="Zurich BT" fo:font-family="'Zurich BT'" style:font-style-name="Bold" style:font-pitch="variable" fo:font-size="12pt" fo:font-style="normal" fo:font-weight="bold" style:font-size-asian="10.5pt" style:font-style-asian="italic" style:font-weight-asian="bold" style:font-size-complex="12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style:font-name="Zurich Lt BT1" fo:font-family="'Zurich Lt BT'" style:font-style-name="Light" style:font-pitch="variable" fo:font-size="8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70c0" style:font-name="Hack1" fo:font-family="Hack" style:font-style-name="Bold" style:font-pitch="fixed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6:53:00.840994245</meta:creation-date>
    <dc:date>2016-05-02T17:21:16.523855856</dc:date>
    <meta:editing-duration>PT17H46M4S</meta:editing-duration>
    <meta:editing-cycles>179</meta:editing-cycles>
    <meta:generator>LibreOffice/5.1.2.2$Linux_X86_64 LibreOffice_project/10m0$Build-2</meta:generator>
    <meta:document-statistic meta:table-count="5" meta:image-count="0" meta:object-count="0" meta:page-count="9" meta:paragraph-count="107" meta:word-count="789" meta:character-count="6236" meta:non-whitespace-character-count="5573"/>
  </office:meta>
</office:document-meta>
</file>